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officeooo:rsid="0015ca12" officeooo:paragraph-rsid="00171c72"/>
    </style:style>
    <style:style style:name="P2" style:family="paragraph" style:parent-style-name="Standard">
      <style:paragraph-properties fo:text-align="justify" style:justify-single-word="false"/>
      <style:text-properties style:font-name="Liberation Serif1" officeooo:rsid="001743a6" officeooo:paragraph-rsid="001743a6"/>
    </style:style>
    <style:style style:name="P3" style:family="paragraph" style:parent-style-name="Standard">
      <style:paragraph-properties fo:line-height="100%" fo:text-align="justify" style:justify-single-word="false"/>
      <style:text-properties style:font-name="Liberation Serif1" officeooo:rsid="001884bc" officeooo:paragraph-rsid="001884bc"/>
    </style:style>
    <style:style style:name="P4" style:family="paragraph" style:parent-style-name="Standard">
      <style:paragraph-properties fo:text-align="justify" style:justify-single-word="false"/>
      <style:text-properties style:font-name="Liberation Serif1" officeooo:rsid="0014aa28" officeooo:paragraph-rsid="0014aa28"/>
    </style:style>
    <style:style style:name="P5" style:family="paragraph" style:parent-style-name="Standard">
      <style:paragraph-properties fo:text-align="justify" style:justify-single-word="false"/>
      <style:text-properties style:font-name="Liberation Serif1" officeooo:rsid="00156bf0" officeooo:paragraph-rsid="00156bf0"/>
    </style:style>
    <style:style style:name="P6" style:family="paragraph" style:parent-style-name="Standard">
      <style:paragraph-properties fo:text-align="justify" style:justify-single-word="false"/>
      <style:text-properties style:font-name="Liberation Serif1" officeooo:rsid="0015ca12" officeooo:paragraph-rsid="0015ca12"/>
    </style:style>
    <style:style style:name="P7" style:family="paragraph" style:parent-style-name="Standard">
      <style:paragraph-properties fo:text-align="justify" style:justify-single-word="false"/>
      <style:text-properties style:font-name="Liberation Serif1" officeooo:rsid="0015ca12" officeooo:paragraph-rsid="00171c72"/>
    </style:style>
    <style:style style:name="P8" style:family="paragraph" style:parent-style-name="Standard">
      <style:paragraph-properties fo:text-align="justify" style:justify-single-word="false"/>
      <style:text-properties style:font-name="Liberation Serif1" officeooo:rsid="00171c72" officeooo:paragraph-rsid="00171c72"/>
    </style:style>
    <style:style style:name="P9" style:family="paragraph" style:parent-style-name="Standard">
      <style:paragraph-properties fo:text-align="justify" style:justify-single-word="false"/>
      <style:text-properties officeooo:paragraph-rsid="001743a6"/>
    </style:style>
    <style:style style:name="P10" style:family="paragraph" style:parent-style-name="Standard">
      <style:paragraph-properties fo:line-height="100%" fo:text-align="justify" style:justify-single-word="false"/>
      <style:text-properties officeooo:paragraph-rsid="001884bc"/>
    </style:style>
    <style:style style:name="P11" style:family="paragraph" style:parent-style-name="Standard">
      <style:paragraph-properties fo:text-align="justify" style:justify-single-word="false"/>
      <style:text-properties officeooo:rsid="0014aa28" officeooo:paragraph-rsid="0014aa28"/>
    </style:style>
    <style:style style:name="P12" style:family="paragraph" style:parent-style-name="Standard">
      <style:paragraph-properties fo:text-align="justify" style:justify-single-word="false"/>
      <style:text-properties officeooo:rsid="00156bf0" officeooo:paragraph-rsid="00156bf0"/>
    </style:style>
    <style:style style:name="P13" style:family="paragraph" style:parent-style-name="Standard">
      <style:paragraph-properties fo:text-align="justify" style:justify-single-word="false"/>
      <style:text-properties officeooo:rsid="0015ca12" officeooo:paragraph-rsid="0015ca12"/>
    </style:style>
    <style:style style:name="P14" style:family="paragraph" style:parent-style-name="Text_20_body">
      <style:paragraph-properties fo:line-height="100%" fo:text-align="justify" style:justify-single-word="false"/>
      <style:text-properties style:font-name="Liberation Serif1" officeooo:rsid="00198c63" officeooo:paragraph-rsid="00198c63"/>
    </style:style>
    <style:style style:name="P15" style:family="paragraph" style:parent-style-name="Text_20_body">
      <style:paragraph-properties fo:line-height="100%" fo:text-align="justify" style:justify-single-word="false"/>
      <style:text-properties officeooo:rsid="00198c63" officeooo:paragraph-rsid="00198c63"/>
    </style:style>
    <style:style style:name="P16" style:family="paragraph" style:parent-style-name="Text_20_body">
      <style:paragraph-properties fo:line-height="100%" fo:text-align="justify" style:justify-single-word="false"/>
    </style:style>
    <style:style style:name="P17" style:family="paragraph" style:parent-style-name="Text_20_body">
      <style:paragraph-properties fo:line-height="100%" fo:text-align="justify" style:justify-single-word="false"/>
      <style:text-properties officeooo:paragraph-rsid="00198c63"/>
    </style:style>
    <style:style style:name="P18" style:family="paragraph" style:parent-style-name="Text_20_body">
      <style:paragraph-properties fo:line-height="100%" fo:text-align="justify" style:justify-single-word="false"/>
      <style:text-properties officeooo:rsid="00199267" officeooo:paragraph-rsid="00199267"/>
    </style:style>
    <style:style style:name="P19" style:family="paragraph" style:parent-style-name="Text_20_body">
      <style:text-properties officeooo:rsid="00199267" officeooo:paragraph-rsid="00199267"/>
    </style:style>
    <style:style style:name="P20" style:family="paragraph" style:parent-style-name="Text_20_body">
      <style:text-properties officeooo:rsid="00199267" officeooo:paragraph-rsid="001a6674"/>
    </style:style>
    <style:style style:name="P21" style:family="paragraph" style:parent-style-name="Text_20_body">
      <style:text-properties officeooo:rsid="001a6674" officeooo:paragraph-rsid="001a6674"/>
    </style:style>
    <style:style style:name="P22" style:family="paragraph" style:parent-style-name="Text_20_body">
      <style:text-properties officeooo:rsid="001a6674" officeooo:paragraph-rsid="001b483b"/>
    </style:style>
    <style:style style:name="P23" style:family="paragraph" style:parent-style-name="Text_20_body">
      <style:text-properties officeooo:rsid="001b483b" officeooo:paragraph-rsid="001b483b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156bf0"/>
    </style:style>
    <style:style style:name="T3" style:family="text">
      <style:text-properties style:font-name="Liberation Serif1" officeooo:rsid="0014aa28"/>
    </style:style>
    <style:style style:name="T4" style:family="text">
      <style:text-properties style:font-name="Liberation Serif1" officeooo:rsid="00171c72"/>
    </style:style>
    <style:style style:name="T5" style:family="text">
      <style:text-properties style:font-name="Liberation Serif1" officeooo:rsid="001743a6"/>
    </style:style>
    <style:style style:name="T6" style:family="text">
      <style:text-properties style:font-name="Liberation Serif1" officeooo:rsid="001884bc"/>
    </style:style>
    <style:style style:name="T7" style:family="text">
      <style:text-properties style:font-name="Liberation Serif1" officeooo:rsid="00198c63"/>
    </style:style>
    <style:style style:name="T8" style:family="text">
      <style:text-properties style:font-name="Liberation Serif1" officeooo:rsid="00199267"/>
    </style:style>
    <style:style style:name="T9" style:family="text">
      <style:text-properties style:font-name="Liberation Serif1" officeooo:rsid="001a6674"/>
    </style:style>
    <style:style style:name="T10" style:family="text">
      <style:text-properties style:font-name="Liberation Serif1" officeooo:rsid="001b483b"/>
    </style:style>
    <style:style style:name="T11" style:family="text">
      <style:text-properties officeooo:rsid="0014aa28"/>
    </style:style>
    <style:style style:name="T12" style:family="text">
      <style:text-properties officeooo:rsid="00171c72"/>
    </style:style>
    <style:style style:name="T13" style:family="text">
      <style:text-properties officeooo:rsid="00198c6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xercise of Cap.01 haskell book</text:p>
      <text:p text:style-name="P11">Chapter Exercises</text:p>
      <text:p text:style-name="P11">04. Combinator or Not combinator</text:p>
      <text:p text:style-name="P11">a)<text:span text:style-name="T1">λx.xxx</text:span></text:p>
      <text:p text:style-name="P4">É combinator,pois todas são bound,ou seja, são nomeadas no lambda head.</text:p>
      <text:p text:style-name="P4"/>
      <text:p text:style-name="P4">b)λxy.zx</text:p>
      <text:p text:style-name="P4">Não é combinator,pois a variavel z não é nomeada na lambda head.</text:p>
      <text:p text:style-name="P4"/>
      <text:p text:style-name="P4">c)λxyz.xy(zx)</text:p>
      <text:p text:style-name="P4">É combinator,pois todas variaveis são nomeadas no lambda head.</text:p>
      <text:p text:style-name="P4"/>
      <text:p text:style-name="P11"><text:span text:style-name="T1">d)λxyz.</text:span><text:span text:style-name="T2">xy(zxy)</text:span></text:p>
      <text:p text:style-name="P5">É combinator,pois todaS variaveis são nomeadas no lambda head.</text:p>
      <text:p text:style-name="P5"/>
      <text:p text:style-name="P12"><text:span text:style-name="T1">e)</text:span><text:span text:style-name="T3">λ</text:span><text:span text:style-name="T1">xy.xy(zxy)</text:span></text:p>
      <text:p text:style-name="P5">Não é combinator, pois a variavel z não é nomeada no lambda head.</text:p>
      <text:p text:style-name="P6">05. Normal form ou Divergence</text:p>
      <text:p text:style-name="P13"><text:span text:style-name="T1">a)</text:span><text:span text:style-name="T3">λ</text:span><text:span text:style-name="T1">x.xxx</text:span></text:p>
      <text:p text:style-name="P13"><text:span text:style-name="T1">Normal form,pois apesar de não estar sendo aplicada a nada quando for aplicada algo vai ser normal formal a não ser que vocẽ faça isso: (</text:span><text:span text:style-name="T3">λ</text:span><text:span text:style-name="T1">x.xxx)(</text:span><text:span text:style-name="T3">λ</text:span><text:span text:style-name="T1">x.xxx)</text:span></text:p>
      <text:p text:style-name="P7">b)<text:span text:style-name="T12">(λz.zz)(λy.yy)</text:span></text:p>
      <text:p text:style-name="P8">É divergence,pois uma vez que nos “lambda term” só possui “bound variable” logo pode-se dizer que graças à alpha equivalence <text:span text:style-name="T11">λ</text:span>z.zz → <text:span text:style-name="T11">λ</text:span>y.yy .Logo fica assim: (<text:span text:style-name="T11">λ</text:span>y.yy)(<text:span text:style-name="T11">λ</text:span>y.yy) mas graças à “alpha equivalence” pode ser reescrita em: (<text:span text:style-name="T11">λ</text:span>z.zz)(<text:span text:style-name="T11">λ</text:span>y.yy)</text:p>
      <text:p text:style-name="P9"><text:span text:style-name="T4">c)(</text:span><text:span text:style-name="T3">λ</text:span><text:span text:style-name="T4">x.xxx)z</text:span></text:p>
      <text:p text:style-name="P9"><text:span text:style-name="T4">É normal form,poís pode ser reduzido à zzz e toda variaveis estão,são bound,nomeadas na “lambda </text:span><text:span text:style-name="T5">head”</text:span></text:p>
      <text:p text:style-name="P2">6.Beta reduce.</text:p>
      <text:p text:style-name="P10"><text:span text:style-name="T5">a)(</text:span><text:span text:style-name="T3">λ</text:span><text:span text:style-name="T5">abc..cba)zz(</text:span><text:span text:style-name="T3">λ</text:span><text:span text:style-name="T5">wv.</text:span><text:span text:style-name="T6">w)</text:span></text:p>
      <text:p text:style-name="P10"><text:span text:style-name="T6">(</text:span><text:span text:style-name="T3">λ</text:span><text:span text:style-name="T6">a.</text:span><text:span text:style-name="T3">λ</text:span><text:span text:style-name="T6">b.</text:span><text:span text:style-name="T3">λ</text:span><text:span text:style-name="T6">c.cba)(z)z(</text:span><text:span text:style-name="T3">λ</text:span><text:span text:style-name="T6">w.</text:span><text:span text:style-name="T3">λ</text:span><text:span text:style-name="T6">v.w)</text:span></text:p>
      <text:p text:style-name="P3">[a:=z]</text:p>
      <text:p text:style-name="P10"><text:span text:style-name="T6">(</text:span><text:span text:style-name="T3">λ</text:span><text:span text:style-name="T6">b.</text:span><text:span text:style-name="T3">λ</text:span><text:span text:style-name="T6">c.cbz)(z)(</text:span><text:span text:style-name="T3">λ</text:span><text:span text:style-name="T6">w.</text:span><text:span text:style-name="T3">λ</text:span><text:span text:style-name="T6">v.w)</text:span></text:p>
      <text:p text:style-name="P3">[b:=z]</text:p>
      <text:p text:style-name="P17"><text:span text:style-name="T7">(</text:span><text:span text:style-name="T3">λ</text:span><text:span text:style-name="T7">c.czz)(</text:span><text:span text:style-name="T3">λ</text:span><text:span text:style-name="T7">w.</text:span><text:span text:style-name="T3">λ</text:span><text:span text:style-name="T7">v.w)</text:span></text:p>
      <text:p text:style-name="P15"><text:span text:style-name="T1">[c:=</text:span><text:span text:style-name="T3">λ</text:span><text:span text:style-name="T1">wv.w]</text:span></text:p>
      <text:p text:style-name="P15"><text:span text:style-name="T1">(</text:span><text:span text:style-name="T3">λ</text:span><text:span text:style-name="T1">wv.w)zz</text:span></text:p>
      <text:p text:style-name="P15"><text:span text:style-name="T1">(</text:span><text:span text:style-name="T3">λ</text:span><text:span text:style-name="T1">w.(</text:span><text:span text:style-name="T3">λ</text:span><text:span text:style-name="T1">v.w)zz</text:span></text:p>
      <text:p text:style-name="P14">[w:=z]</text:p>
      <text:p text:style-name="P16">(<text:span text:style-name="T11">λ</text:span>v.z<text:span text:style-name="T13">)z</text:span></text:p>
      <text:p text:style-name="P15">[v:=z}</text:p>
      <text:p text:style-name="P15">z</text:p>
      <text:p text:style-name="P18">b)(<text:span text:style-name="T3">λ</text:span><text:span text:style-name="T1">x.</text:span><text:span text:style-name="T3">λ</text:span><text:span text:style-name="T1">y.xyy)(</text:span><text:span text:style-name="T3">λ</text:span><text:span text:style-name="T1">a.a)b</text:span></text:p>
      <text:p text:style-name="P18"><text:span text:style-name="T1">[x := </text:span><text:span text:style-name="T3">λ</text:span><text:span text:style-name="T1">a.a]</text:span></text:p>
      <text:p text:style-name="Text_20_body"><text:span text:style-name="T3">λ</text:span><text:span text:style-name="T1">y.(</text:span><text:span text:style-name="T3">λ</text:span><text:span text:style-name="T1">a.a</text:span><text:span text:style-name="T8">)yy (b)</text:span></text:p>
      <text:p text:style-name="P19"><text:span text:style-name="T1">[y := b]</text:span></text:p>
      <text:p text:style-name="P19"><text:soft-page-break/><text:span text:style-name="T1">b)(</text:span><text:span text:style-name="T3">λ</text:span><text:span text:style-name="T1">a.a) (b) b</text:span></text:p>
      <text:p text:style-name="P19"><text:span text:style-name="T1">[a := b]</text:span></text:p>
      <text:p text:style-name="P19"><text:span text:style-name="T1">bb</text:span></text:p>
      <text:p text:style-name="P20"><text:span text:style-name="T1">c)</text:span><text:span text:style-name="T9">(</text:span><text:span text:style-name="T3">λ</text:span><text:span text:style-name="T9">y.y)(</text:span><text:span text:style-name="T3">λ</text:span><text:span text:style-name="T9">x.xx)(</text:span><text:span text:style-name="T3">λ</text:span><text:span text:style-name="T9">z.zq)</text:span></text:p>
      <text:p text:style-name="P21"><text:span text:style-name="T1">[y := x]</text:span></text:p>
      <text:p text:style-name="P21"><text:span text:style-name="T1">(</text:span><text:span text:style-name="T3">λ</text:span><text:span text:style-name="T1">x.xx)(</text:span><text:span text:style-name="T3">λ</text:span><text:span text:style-name="T1">z.zq)</text:span></text:p>
      <text:p text:style-name="P21"><text:span text:style-name="T1">[x := </text:span><text:span text:style-name="T3">λ</text:span><text:span text:style-name="T1">z.zq]</text:span></text:p>
      <text:p text:style-name="P21"><text:span text:style-name="T1">(</text:span><text:span text:style-name="T3">λ</text:span><text:span text:style-name="T1">z.zq)(</text:span><text:span text:style-name="T3">λ</text:span><text:span text:style-name="T1">z.zq)</text:span></text:p>
      <text:p text:style-name="P21"><text:span text:style-name="T1">[z := z]</text:span></text:p>
      <text:p text:style-name="P21"><text:span text:style-name="T1">(</text:span><text:span text:style-name="T3">λ</text:span><text:span text:style-name="T1">z.zq) (q)</text:span></text:p>
      <text:p text:style-name="P21"><text:span text:style-name="T1">[z := q]</text:span></text:p>
      <text:p text:style-name="P21"><text:span text:style-name="T1">qq</text:span></text:p>
      <text:p text:style-name="P22"><text:span text:style-name="T1">d)</text:span><text:span text:style-name="T10">(</text:span><text:span text:style-name="T3">λ</text:span><text:span text:style-name="T10">z.z)(</text:span><text:span text:style-name="T3">λ</text:span><text:span text:style-name="T10">z.zz)(</text:span><text:span text:style-name="T3">λ</text:span><text:span text:style-name="T10">z.zy)</text:span></text:p>
      <text:p text:style-name="P23"><text:span text:style-name="T1">[z := </text:span><text:span text:style-name="T3">λ</text:span><text:span text:style-name="T1">z.zz]</text:span></text:p>
      <text:p text:style-name="P23"><text:span text:style-name="T1">(</text:span><text:span text:style-name="T3">λ</text:span><text:span text:style-name="T1">z.zz)(</text:span><text:span text:style-name="T3">λ</text:span><text:span text:style-name="T1">z.zy)</text:span></text:p>
      <text:p text:style-name="P23"><text:span text:style-name="T1">[z := </text:span><text:span text:style-name="T3">λ</text:span><text:span text:style-name="T1">z.zy]</text:span></text:p>
      <text:p text:style-name="P23"><text:span text:style-name="T1">(</text:span><text:span text:style-name="T3">λ</text:span><text:span text:style-name="T1">z.zy)(</text:span><text:span text:style-name="T3">λ</text:span><text:span text:style-name="T1">z.zy)</text:span></text:p>
      <text:p text:style-name="P23"><text:span text:style-name="T1">[z := (</text:span><text:span text:style-name="T3">λ</text:span><text:span text:style-name="T1">z.zy)]</text:span></text:p>
      <text:p text:style-name="P23"><text:span text:style-name="T1">(</text:span><text:span text:style-name="T3">λ</text:span><text:span text:style-name="T1">z.zy) y</text:span></text:p>
      <text:p text:style-name="P23"><text:span text:style-name="T1">yy</text:span></text:p>
      <text:p text:style-name="P23"><text:span text:style-name="T1">e)(</text:span><text:span text:style-name="T3">λ</text:span><text:span text:style-name="T1">x.</text:span><text:span text:style-name="T3">λ</text:span><text:span text:style-name="T1">y.xyy)(</text:span><text:span text:style-name="T3">λ</text:span><text:span text:style-name="T1">y.y)y</text:span></text:p>
      <text:p text:style-name="P23"><text:span text:style-name="T1">[x := </text:span><text:span text:style-name="T3">λ</text:span><text:span text:style-name="T1">y.y]</text:span></text:p>
      <text:p text:style-name="P23"><text:span text:style-name="T3">λ</text:span><text:span text:style-name="T1">y.(</text:span><text:span text:style-name="T3">λ</text:span><text:span text:style-name="T1">y.y)yy(y)</text:span></text:p>
      <text:p text:style-name="P23"><text:span text:style-name="T1">[y := y]</text:span></text:p>
      <text:p text:style-name="P23"><text:span text:style-name="T3">λ</text:span><text:span text:style-name="T1">y.y(y)y</text:span></text:p>
      <text:p text:style-name="P23"><text:span text:style-name="T1">[y := y]</text:span></text:p>
      <text:p text:style-name="P23"><text:span text:style-name="T1">yy</text:span></text:p>
      <text:p text:style-name="P23"><text:span text:style-name="T1">f)(</text:span><text:span text:style-name="T3">λ</text:span><text:span text:style-name="T1">a.aa)(</text:span><text:span text:style-name="T3">λ</text:span><text:span text:style-name="T1">b.ba)c</text:span></text:p>
      <text:p text:style-name="P23"><text:span text:style-name="T1">[a := </text:span><text:span text:style-name="T3">λ</text:span><text:span text:style-name="T1">b.ba]</text:span></text:p>
      <text:p text:style-name="P23"><text:span text:style-name="T1">(</text:span><text:span text:style-name="T3">λ</text:span><text:span text:style-name="T1">b.ba)(</text:span><text:span text:style-name="T3">λ</text:span><text:span text:style-name="T1">b.ba)c</text:span></text:p>
      <text:p text:style-name="P23"><text:span text:style-name="T1">[b := </text:span><text:span text:style-name="T3">λ</text:span><text:span text:style-name="T1">b.ba]</text:span></text:p>
      <text:p text:style-name="P23"><text:span text:style-name="T1">(</text:span><text:span text:style-name="T3">λ</text:span><text:span text:style-name="T1">b.ba)(a)c</text:span></text:p>
      <text:p text:style-name="P23"><text:soft-page-break/><text:span text:style-name="T1">[b := a]</text:span></text:p>
      <text:p text:style-name="P23"><text:span text:style-name="T1">aac</text:span></text:p>
      <text:p text:style-name="P23"><text:span text:style-name="T1">g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5:57:14.731628691</meta:creation-date>
    <dc:date>2019-03-18T22:50:45.017173162</dc:date>
    <meta:editing-duration>PT38M1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73" meta:word-count="249" meta:character-count="1612" meta:non-whitespace-character-count="1436"/>
  </office:meta>
</office:document-meta>
</file>